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 style:data-style-name="N2" text:time-value="12:10:34.472851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9T12:23:59.472482046</dc:date>
    <meta:editing-duration>P64DT9H21M47S</meta:editing-duration>
    <meta:editing-cycles>1136</meta:editing-cycles>
    <meta:document-statistic meta:table-count="10" meta:cell-count="1343" meta:object-count="0"/>
  </office:meta>
</office:document-meta>
</file>